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ext">
      <style:graphic-properties draw:stroke="none" svg:stroke-color="#000000" draw:fill="none" draw:fill-color="#ffffff" fo:min-height="0.867cm"/>
    </style:style>
    <style:style style:name="gr2" style:family="graphic" style:parent-style-name="text">
      <style:graphic-properties draw:stroke="solid" draw:textarea-horizontal-align="justify" draw:textarea-vertical-align="middle" draw:auto-grow-height="false"/>
    </style:style>
    <style:style style:name="gr3" style:family="graphic" style:parent-style-name="text">
      <style:graphic-properties draw:stroke="solid" draw:textarea-vertical-align="middle"/>
    </style:style>
    <style:style style:name="gr4" style:family="graphic" style:parent-style-name="text">
      <style:graphic-properties draw:stroke="none" svg:stroke-color="#000000" draw:fill="none" draw:fill-color="#ffffff" fo:min-height="2.036cm"/>
    </style:style>
    <style:style style:name="gr5" style:family="graphic" style:parent-style-name="text">
      <style:graphic-properties draw:stroke="none" svg:stroke-color="#000000" draw:fill="none" draw:fill-color="#ffffff" fo:min-height="3.179cm"/>
    </style:style>
    <style:style style:name="gr6" style:family="graphic" style:parent-style-name="text">
      <style:graphic-properties draw:stroke="none" svg:stroke-color="#000000" draw:fill="none" draw:fill-color="#ffffff" fo:min-height="3.048cm"/>
    </style:style>
    <style:style style:name="gr7" style:family="graphic" style:parent-style-name="text">
      <style:graphic-properties draw:stroke="none" svg:stroke-color="#000000" draw:fill="none" draw:fill-color="#ffffff" fo:min-height="1.397cm"/>
    </style:style>
    <style:style style:name="gr8" style:family="graphic" style:parent-style-name="text">
      <style:graphic-properties draw:stroke="none" svg:stroke-color="#000000" draw:fill="none" draw:fill-color="#ffffff" fo:min-height="0.76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text">
      <style:graphic-properties draw:stroke="none" svg:stroke-color="#000000" draw:fill="none" draw:fill-color="#ffffff" fo:min-height="19.34cm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5.748cm" svg:height="6.757cm" svg:x="6.334cm" svg:y="1.228cm">
          <draw:text-box>
            <text:p text:style-name="P1"><text:span text:style-name="T1">「ネットワークに繋がっている」を</text:span></text:p>
            <text:p text:style-name="P1"><text:span text:style-name="T1">TopGoal</text:span><text:span text:style-name="T1">にした</text:span><text:span text:style-name="T1">Dcase</text:span><text:span text:style-name="T1">の作成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1"/></text:p>
          </draw:text-box>
        </draw:frame>
        <draw:custom-shape draw:style-name="gr2" draw:text-style-name="P1" draw:layer="layout" svg:width="3.937cm" svg:height="2.921cm" svg:x="2.651cm" svg:y="5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207cm" svg:height="2.413cm" svg:x="1.381cm" svg:y="8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937cm" svg:height="2.921cm" svg:x="22.209cm" svg:y="14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.207cm" svg:height="2.413cm" svg:x="20.939cm" svg:y="17.89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2" draw:id="id2" draw:layer="layout" svg:width="2.413cm" svg:height="2.413cm" svg:x="7.223cm" svg:y="8.87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3" draw:id="id3" draw:layer="layout" svg:width="2.413cm" svg:height="2.413cm" svg:x="18.018cm" svg:y="15.47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3" draw:text-style-name="P1" draw:layer="layout" svg:x1="5.938cm" svg:y1="10.081cm" svg:x2="7.223cm" svg:y2="10.081cm" draw:start-shape="id1" draw:start-glue-point="6" draw:end-shape="id2" draw:end-glue-point="6" svg:d="m5938 10081h1285">
          <text:p/>
        </draw:connector>
        <draw:connector draw:style-name="gr3" draw:text-style-name="P1" draw:layer="layout" svg:x1="19.225cm" svg:y1="17.891cm" svg:x2="21.59cm" svg:y2="19.098cm" draw:start-shape="id3" draw:start-glue-point="8" draw:end-shape="id4" draw:end-glue-point="9" svg:d="m19225 17891v1207h2365">
          <text:p/>
        </draw:connector>
        <draw:custom-shape draw:style-name="gr2" draw:text-style-name="P1" xml:id="id5" draw:id="id5" draw:layer="layout" svg:width="12.319cm" svg:height="4.064cm" svg:x="8.74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8.255cm" svg:height="2.286cm" svg:x="10.779cm" svg:y="11.668cm">
          <draw:text-box>
            <text:p/>
            <text:p text:style-name="P1"><text:span text:style-name="T1">Network</text:span></text:p>
          </draw:text-box>
        </draw:frame>
        <draw:connector draw:style-name="gr3" draw:text-style-name="P1" draw:layer="layout" svg:x1="8.43cm" svg:y1="11.287cm" svg:x2="8.747cm" svg:y2="12.938cm" draw:start-shape="id2" draw:start-glue-point="8" draw:end-shape="id5" draw:end-glue-point="6" svg:d="m8430 11287v1651h317">
          <text:p/>
        </draw:connector>
        <draw:frame draw:style-name="gr5" draw:text-style-name="P4" draw:layer="layout" svg:width="11.303cm" svg:height="3.723cm" svg:x="9.89cm" svg:y="5.826cm">
          <draw:text-box>
            <text:p><text:span text:style-name="T2">System:</text:span><text:span text:style-name="T2"><text:line-break/></text:span><text:span text:style-name="T2">Client &amp; Router</text:span></text:p>
          </draw:text-box>
        </draw:frame>
        <draw:frame draw:style-name="gr6" draw:text-style-name="P6" draw:layer="layout" svg:width="9.906cm" svg:height="4.976cm" svg:x="8.366cm" svg:y="15.478cm">
          <draw:text-box>
            <text:p text:style-name="P5"><text:span text:style-name="T3">External:</text:span></text:p>
            <text:p text:style-name="P5"><text:span text:style-name="T3">Network &amp; Host &amp; Router</text:span></text:p>
          </draw:text-box>
        </draw:frame>
        <draw:frame draw:style-name="gr7" draw:layer="layout" svg:width="3.683cm" svg:height="1.647cm" svg:x="2.778cm" svg:y="6.334cm">
          <draw:text-box>
            <text:p>Client</text:p>
          </draw:text-box>
        </draw:frame>
        <draw:frame draw:style-name="gr7" draw:layer="layout" svg:width="3.683cm" svg:height="1.647cm" svg:x="22.336cm" svg:y="15.351cm">
          <draw:text-box>
            <text:p>Host</text:p>
          </draw:text-box>
        </draw:frame>
        <draw:frame draw:style-name="gr8" draw:layer="layout" svg:width="2.413cm" svg:height="1.012cm" svg:x="7.223cm" svg:y="8.112cm">
          <draw:text-box>
            <text:p>Router</text:p>
          </draw:text-box>
        </draw:frame>
        <draw:frame draw:style-name="gr8" draw:layer="layout" svg:width="2.413cm" svg:height="1.012cm" svg:x="15.859cm" svg:y="15.986cm">
          <draw:text-box>
            <text:p>Router</text:p>
          </draw:text-box>
        </draw:frame>
        <draw:connector draw:style-name="gr9" draw:text-style-name="P1" draw:layer="layout" draw:type="line" svg:x1="19.262cm" svg:y1="14.375cm" svg:x2="19.225cm" svg:y2="15.478cm" draw:start-shape="id5" draw:start-glue-point="9" draw:end-shape="id3" draw:end-glue-point="4" svg:d="m19262 14375-37 1103">
          <text:p/>
        </draw:connector>
      </draw:page>
      <draw:page draw:name="page2" draw:style-name="dp1" draw:master-page-name="Default">
        <draw:frame draw:style-name="gr10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ClientPC</text:span></text:p>
                <text:p text:style-name="P5"><text:span text:style-name="T4">SystemFault</text:span></text:p>
                <text:list>
                  <text:list-item>
                    <text:p text:style-name="P5"><text:span text:style-name="T5">ネットワークケーブルが繋がっている</text:span><text:span text:style-name="T5">(NIC</text:span><text:span text:style-name="T5">が有効になっている</text:span><text:span text:style-name="T5">)</text:span><text:span text:style-name="T5">＞</text:span><text:span text:style-name="T5">Connection.ds</text:span></text:p>
                  </text:list-item>
                  <text:list-item>
                    <text:p text:style-name="P5"><text:span text:style-name="T5">Host</text:span><text:span text:style-name="T5">の名前解決ができている＞</text:span><text:span text:style-name="T5">Nslookup.ds(CheckDNS.ds, Ping_to_DNS.ds)</text:span></text:p>
                  </text:list-item>
                </text:list>
              </text:list-item>
            </text:list>
          </draw:text-box>
        </draw:frame>
      </draw:page>
      <draw:page draw:name="page3" draw:style-name="dp1" draw:master-page-name="Default">
        <draw:frame draw:style-name="gr10" draw:text-style-name="P7" draw:layer="layout" svg:width="36.132cm" svg:height="19.59cm" svg:x="0.968cm" svg:y="1cm">
          <draw:text-box>
            <text:list text:style-name="L1">
              <text:list-item>
                <text:p text:style-name="P5"><text:span text:style-name="T4">ClientPC – Router(Gateway)</text:span></text:p>
                <text:p text:style-name="P5"><text:span text:style-name="T4">SystemFault</text:span></text:p>
                <text:list>
                  <text:list-item>
                    <text:p text:style-name="P5"><text:span text:style-name="T5">ClientPC</text:span><text:span text:style-name="T5">の</text:span><text:span text:style-name="T5">firewall</text:span><text:span text:style-name="T5">設定を考慮する＞</text:span><text:span text:style-name="T5">Firewall_output.ds, Firewall_input.ds</text:span></text:p>
                  </text:list-item>
                  <text:list-item>
                    <text:p text:style-name="P5"><text:span text:style-name="T5">ClientPC</text:span><text:span text:style-name="T5">のルーティング設定が正しい</text:span><text:span text:style-name="T5">(</text:span><text:span text:style-name="T5">破棄されるパケットがない</text:span><text:span text:style-name="T5">)</text:span><text:span text:style-name="T5">＞</text:span><text:span text:style-name="T5">Routing.ds</text:span></text:p>
                  </text:list-item>
                  <text:list-item>
                    <text:p text:style-name="P5"><text:span text:style-name="T5">ClientPC</text:span><text:span text:style-name="T5">からルータ</text:span><text:span text:style-name="T5">(</text:span><text:span text:style-name="T5">ゲートウェイ</text:span><text:span text:style-name="T5">)</text:span><text:span text:style-name="T5">まで接続できる＞</text:span><text:span text:style-name="T5">Ping_to_gateway.ds</text:span></text:p>
                  </text:list-item>
                  <text:list-item>
                    <text:p text:style-name="P5"><text:span text:style-name="T5">Router</text:span><text:span text:style-name="T5">のルーティング設定が正しい</text:span><text:span text:style-name="T5">(</text:span><text:span text:style-name="T5">デフォルトゲートウェイが設定されている</text:span><text:span text:style-name="T5">)</text:span><text:span text:style-name="T5">＞プロバイダの確認やルーティング設定確認など、人による確認が必要</text:span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10" draw:text-style-name="P7" draw:layer="layout" svg:width="36.1cm" svg:height="19.59cm" svg:x="1cm" svg:y="1cm">
          <draw:text-box>
            <text:list text:style-name="L1">
              <text:list-item>
                <text:p text:style-name="P5"><text:span text:style-name="T4">Router – Host</text:span></text:p>
                <text:p text:style-name="P5"><text:span text:style-name="T4">ExternalFault(Host</text:span><text:span text:style-name="T4">管理者に問い合わせ</text:span><text:span text:style-name="T4">)</text:span></text:p>
                <text:list>
                  <text:list-item>
                    <text:p text:style-name="P5"><text:span text:style-name="T5">経路の各ルータのルーティング設定が正しい</text:span><text:span text:style-name="T5">(</text:span><text:span text:style-name="T5">破棄されるパケットがない</text:span><text:span text:style-name="T5">)</text:span></text:p>
                  </text:list-item>
                  <text:list-item>
                    <text:p text:style-name="P5"><text:span text:style-name="T5">Host</text:span><text:span text:style-name="T5">側のルータが稼動している</text:span></text:p>
                  </text:list-item>
                  <text:list-item>
                    <text:p text:style-name="P5"><text:span text:style-name="T5">Host</text:span><text:span text:style-name="T5">側のルータのルーティング設定が正しい</text:span><text:span text:style-name="T5">(</text:span><text:span text:style-name="T5">パケットを破棄しない</text:span><text:span text:style-name="T5">)</text:span></text:p>
                  </text:list-item>
                  <text:list-item>
                    <text:p text:style-name="P5"><text:span text:style-name="T5">Host</text:span><text:span text:style-name="T5">がネットワークに繋がっている</text:span></text:p>
                  </text:list-item>
                  <text:list-item>
                    <text:p text:style-name="P5"><text:span text:style-name="T5">Host</text:span><text:span text:style-name="T5">が稼動している</text:span></text:p>
                  </text:list-item>
                  <text:list-item>
                    <text:p text:style-name="P5"><text:span text:style-name="T5">Host</text:span><text:span text:style-name="T5">の</text:span><text:span text:style-name="T5">firewall</text:span><text:span text:style-name="T5">設定が正しい</text:span><text:span text:style-name="T5">(</text:span><text:span text:style-name="T5">パケットを破棄しない</text:span><text:span text:style-name="T5">)</text:span></text:p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draw:custom-shape draw:style-name="gr11" draw:text-style-name="P1" xml:id="id6" draw:id="id6" draw:layer="layout" svg:width="5.334cm" svg:height="1.728cm" svg:x="16.759cm" svg:y="1.381cm">
          <text:p text:style-name="P1">ネットワークが繋がっている</text:p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4.865cm" svg:height="1.625cm" svg:x="17.015cm" svg:y="3.718cm">
          <text:p text:style-name="P1">要因場所に</text:p>
          <text:p text:style-name="P1">より分類</text:p>
          <draw:enhanced-geometry svg:viewBox="0 0 21600 21600" draw:glue-points="?f6 0 10800 ?f8 ?f11 10800 ?f9 21600 10800 ?f10 ?f5 10800" draw:text-areas="?f3 ?f3 ?f4 ?f4" draw:type="parallelogram" draw:modifiers="4833.17004898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3" draw:text-style-name="P1" draw:layer="layout" draw:type="line" svg:x1="19.426cm" svg:y1="3.109cm" svg:x2="19.447cm" svg:y2="3.718cm" draw:start-shape="id6" draw:start-glue-point="2" draw:end-shape="id7" svg:d="m19426 3109 21 609">
          <text:p/>
        </draw:connector>
        <draw:custom-shape draw:style-name="gr11" draw:text-style-name="P1" xml:id="id8" draw:id="id8" draw:layer="layout" svg:width="4.757cm" svg:height="1.727cm" svg:x="4.553cm" svg:y="5.953cm">
          <text:p text:style-name="P1">PCからパケットが出ている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4.757cm" svg:height="1.727cm" svg:x="29.258cm" svg:y="5.953cm">
          <text:p text:style-name="P1">RouterからHostまで届く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5.06cm" svg:height="1.727cm" svg:x="20.906cm" svg:y="5.953cm">
          <text:p text:style-name="P1">Routerまでパケットが届く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762cm" svg:y1="16.875cm" svg:x2="36.433cm" svg:y2="16.875cm">
          <text:p/>
        </draw:line>
        <draw:connector draw:style-name="gr13" draw:text-style-name="P1" draw:layer="layout" draw:type="line" svg:x1="18.903cm" svg:y1="5.343cm" svg:x2="6.931cm" svg:y2="5.953cm" draw:start-shape="id7" draw:start-glue-point="7" draw:end-shape="id8" draw:end-glue-point="0" svg:d="m18903 5343-11972 610">
          <text:p/>
        </draw:connector>
        <draw:connector draw:style-name="gr13" draw:text-style-name="P1" draw:layer="layout" draw:type="line" svg:x1="19.448cm" svg:y1="5.343cm" svg:x2="23.436cm" svg:y2="5.953cm" draw:start-shape="id7" draw:start-glue-point="8" draw:end-shape="id9" draw:end-glue-point="0" svg:d="m19448 5343 3988 610">
          <text:p/>
        </draw:connector>
        <draw:connector draw:style-name="gr13" draw:text-style-name="P1" draw:layer="layout" draw:type="line" svg:x1="19.448cm" svg:y1="5.343cm" svg:x2="31.636cm" svg:y2="5.953cm" draw:start-shape="id7" draw:start-glue-point="8" draw:end-shape="id10" draw:end-glue-point="0" svg:d="m19448 5343 12188 610">
          <text:p/>
        </draw:connector>
        <draw:custom-shape draw:style-name="gr11" draw:text-style-name="P1" draw:layer="layout" svg:width="4.296cm" svg:height="1.728cm" svg:x="1.149cm" svg:y="11.16cm">
          <text:p text:style-name="P1">NICが有効になっている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865cm" svg:height="1.625cm" svg:x="1.115cm" svg:y="8.187cm">
          <text:p text:style-name="P1">物理的な</text:p>
          <text:p text:style-name="P1">配線の問題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4833.17004898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737cm" svg:height="1.625cm" svg:x="5.177cm" svg:y="8.219cm">
          <text:p text:style-name="P1">Firewall</text:p>
          <text:p text:style-name="P1">の設定</text:p>
          <draw:enhanced-geometry svg:viewBox="0 0 21600 21600" draw:glue-points="?f6 0 10800 ?f8 ?f11 10800 ?f9 21600 10800 ?f10 ?f5 10800" draw:text-areas="?f3 ?f3 ?f4 ?f4" draw:type="parallelogram" draw:modifiers="4833.17004898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7.493cm" svg:height="1.625cm" svg:x="19.905cm" svg:y="8.193cm">
          <text:p text:style-name="P1">ゲートウェイの認識</text:p>
          <text:p text:style-name="P1">ルーティング設定</text:p>
          <draw:enhanced-geometry svg:viewBox="0 0 21600 21600" draw:glue-points="?f6 0 10800 ?f8 ?f11 10800 ?f9 21600 10800 ?f10 ?f5 10800" draw:text-areas="?f3 ?f3 ?f4 ?f4" draw:type="parallelogram" draw:modifiers="2810.248198558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865cm" svg:height="1.625cm" svg:x="29.262cm" svg:y="8.219cm">
          <text:p text:style-name="P1">要因場所に</text:p>
          <text:p text:style-name="P1">より分類</text:p>
          <draw:enhanced-geometry svg:viewBox="0 0 21600 21600" draw:glue-points="?f6 0 10800 ?f8 ?f11 10800 ?f9 21600 10800 ?f10 ?f5 10800" draw:text-areas="?f3 ?f3 ?f4 ?f4" draw:type="parallelogram" draw:modifiers="4833.17004898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4.865cm" svg:height="1.625cm" svg:x="9.121cm" svg:y="8.193cm">
          <text:p text:style-name="P1">名前解決</text:p>
          <draw:enhanced-geometry svg:viewBox="0 0 21600 21600" draw:glue-points="?f6 0 10800 ?f8 ?f11 10800 ?f9 21600 10800 ?f10 ?f5 10800" draw:text-areas="?f3 ?f3 ?f4 ?f4" draw:type="parallelogram" draw:modifiers="4833.17004898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4.296cm" svg:height="1.728cm" svg:x="5.848cm" svg:y="11.16cm">
          <text:p text:style-name="P1">Firewallレベルでパケットを受け入れている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96cm" svg:height="1.728cm" svg:x="10.448cm" svg:y="11.159cm">
          <text:p text:style-name="P1">DNSに問い合わせ、名前解決している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96cm" svg:height="1.728cm" svg:x="20.148cm" svg:y="11.159cm">
          <text:p text:style-name="P1">デフォルトゲートウェイが認識されている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96cm" svg:height="1.728cm" svg:x="1.148cm" svg:y="11.159cm">
          <text:p text:style-name="P1">NICが有効になっている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45cm" svg:height="1.728cm" svg:x="25.59cm" svg:y="11.16cm">
          <text:p text:style-name="P1">ルータの設定が正しい(自動化は無理)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865cm" svg:height="1.625cm" svg:x="13.22cm" svg:y="8.192cm">
          <text:p text:style-name="P1">ルーティング<text:line-break/>の設定</text:p>
          <draw:enhanced-geometry svg:viewBox="0 0 21600 21600" draw:glue-points="?f6 0 10800 ?f8 ?f11 10800 ?f9 21600 10800 ?f10 ?f5 10800" draw:text-areas="?f3 ?f3 ?f4 ?f4" draw:type="parallelogram" draw:modifiers="4833.17004898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4.296cm" svg:height="1.728cm" svg:x="14.947cm" svg:y="11.158cm">
          <text:p text:style-name="P1">ルーティングテーブルにHostIPが登録されている&amp;デフォルトゲートウェイが登録されている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8T18:23:18</dc:date>
    <dc:creator>Joseph </dc:creator>
    <meta:generator>LibreOffice/3.5$Linux_X86_64 LibreOffice_project/350m1$Build-2</meta:generator>
    <meta:editing-duration>PT10H35M53S</meta:editing-duration>
    <meta:editing-cycles>38</meta:editing-cycles>
    <meta:document-statistic meta:object-count="45"/>
  </office:meta>
</office:document-meta>
</file>